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11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7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ba35e" officeooo:paragraph-rsid="003d9f72"/>
    </style:style>
    <style:style style:name="P2" style:family="paragraph" style:parent-style-name="Standard">
      <style:text-properties officeooo:rsid="003d9f72" officeooo:paragraph-rsid="003d9f72"/>
    </style:style>
    <style:style style:name="P3" style:family="paragraph" style:parent-style-name="Text_20_body">
      <style:text-properties officeooo:paragraph-rsid="000fbf21"/>
    </style:style>
    <style:style style:name="P4" style:family="paragraph" style:parent-style-name="Text_20_body">
      <style:text-properties officeooo:paragraph-rsid="001d3fb2"/>
    </style:style>
    <style:style style:name="P5" style:family="paragraph" style:parent-style-name="Text_20_body">
      <style:text-properties officeooo:paragraph-rsid="004a4270"/>
    </style:style>
    <style:style style:name="P6" style:family="paragraph" style:parent-style-name="Text_20_body">
      <style:text-properties officeooo:paragraph-rsid="00279b75"/>
    </style:style>
    <style:style style:name="P7" style:family="paragraph" style:parent-style-name="Text_20_body">
      <style:text-properties officeooo:paragraph-rsid="0046f413"/>
    </style:style>
    <style:style style:name="P8" style:family="paragraph" style:parent-style-name="Table_20_Contents">
      <style:text-properties officeooo:rsid="002955d2" officeooo:paragraph-rsid="002955d2"/>
    </style:style>
    <style:style style:name="P9" style:family="paragraph" style:parent-style-name="Table_20_Contents">
      <style:text-properties fo:font-weight="bold" officeooo:rsid="002955d2" officeooo:paragraph-rsid="002955d2" style:font-weight-asian="bold" style:font-weight-complex="bold"/>
    </style:style>
    <style:style style:name="P10" style:family="paragraph" style:parent-style-name="Table_20_Contents">
      <style:text-properties officeooo:paragraph-rsid="002a82a2"/>
    </style:style>
    <style:style style:name="P11" style:family="paragraph" style:parent-style-name="Table_20_Contents">
      <style:text-properties officeooo:rsid="002a82a2" officeooo:paragraph-rsid="002a82a2"/>
    </style:style>
    <style:style style:name="P12" style:family="paragraph" style:parent-style-name="Table_20_Contents">
      <style:text-properties officeooo:rsid="002a82a2" officeooo:paragraph-rsid="002b4896"/>
    </style:style>
    <style:style style:name="P13" style:family="paragraph" style:parent-style-name="Table_20_Contents">
      <style:text-properties officeooo:rsid="002b4896" officeooo:paragraph-rsid="002b4896"/>
    </style:style>
    <style:style style:name="P14" style:family="paragraph" style:parent-style-name="Table_20_Contents">
      <style:text-properties officeooo:rsid="002d143f" officeooo:paragraph-rsid="002d143f"/>
    </style:style>
    <style:style style:name="P15" style:family="paragraph" style:parent-style-name="Table_20_Contents">
      <style:text-properties officeooo:rsid="002e9252" officeooo:paragraph-rsid="002e9252"/>
    </style:style>
    <style:style style:name="P16" style:family="paragraph" style:parent-style-name="Table_20_Contents">
      <style:text-properties officeooo:rsid="003028ae" officeooo:paragraph-rsid="003028ae"/>
    </style:style>
    <style:style style:name="P17" style:family="paragraph" style:parent-style-name="Table_20_Contents">
      <style:text-properties officeooo:rsid="00305583" officeooo:paragraph-rsid="00305583"/>
    </style:style>
    <style:style style:name="P18" style:family="paragraph" style:parent-style-name="Table_20_Contents">
      <style:text-properties officeooo:rsid="00350e8f" officeooo:paragraph-rsid="00350e8f"/>
    </style:style>
    <style:style style:name="P19" style:family="paragraph" style:parent-style-name="Table_20_Contents">
      <style:text-properties officeooo:rsid="003ba35e" officeooo:paragraph-rsid="003ba35e"/>
    </style:style>
    <style:style style:name="P20" style:family="paragraph" style:parent-style-name="Table_20_Contents">
      <style:text-properties officeooo:rsid="003ba35e" officeooo:paragraph-rsid="003d9f72"/>
    </style:style>
    <style:style style:name="P21" style:family="paragraph" style:parent-style-name="Table_20_Contents">
      <style:text-properties officeooo:rsid="003d9f72" officeooo:paragraph-rsid="003d9f72"/>
    </style:style>
    <style:style style:name="P22" style:family="paragraph" style:parent-style-name="Title">
      <style:text-properties officeooo:paragraph-rsid="000eec83"/>
    </style:style>
    <style:style style:name="P23" style:family="paragraph" style:parent-style-name="Text_20_body" style:list-style-name="L1">
      <style:text-properties officeooo:paragraph-rsid="00188102"/>
    </style:style>
    <style:style style:name="P24" style:family="paragraph" style:parent-style-name="Text_20_body" style:list-style-name="L2">
      <style:text-properties officeooo:paragraph-rsid="002292c7"/>
    </style:style>
    <style:style style:name="P25" style:family="paragraph" style:parent-style-name="Text_20_body" style:list-style-name="L3">
      <style:text-properties officeooo:paragraph-rsid="0026379e"/>
    </style:style>
    <style:style style:name="P26" style:family="paragraph" style:parent-style-name="Text_20_body" style:list-style-name="L4"/>
    <style:style style:name="P27" style:family="paragraph" style:parent-style-name="Text_20_body" style:list-style-name="L4">
      <style:text-properties officeooo:paragraph-rsid="00268d4a"/>
    </style:style>
    <style:style style:name="P28" style:family="paragraph" style:parent-style-name="Text_20_body" style:list-style-name="L4">
      <style:text-properties officeooo:paragraph-rsid="004a4270"/>
    </style:style>
    <style:style style:name="P29" style:family="paragraph" style:parent-style-name="Text_20_body" style:list-style-name="L5">
      <style:text-properties officeooo:paragraph-rsid="0046f413"/>
    </style:style>
    <style:style style:name="P30" style:family="paragraph" style:parent-style-name="Text_20_body">
      <style:text-properties officeooo:paragraph-rsid="0056312c"/>
    </style:style>
    <style:style style:name="P31" style:family="paragraph" style:parent-style-name="Heading_20_1">
      <style:text-properties officeooo:paragraph-rsid="00152d1e"/>
    </style:style>
    <style:style style:name="P32" style:family="paragraph" style:parent-style-name="Heading_20_2">
      <style:text-properties officeooo:paragraph-rsid="0046f413"/>
    </style:style>
    <style:style style:name="P33" style:family="paragraph" style:parent-style-name="Heading_20_3">
      <style:text-properties officeooo:paragraph-rsid="0047f5ff"/>
    </style:style>
    <style:style style:name="P34" style:family="paragraph" style:parent-style-name="Table_20_Contents">
      <style:text-properties officeooo:rsid="003028ae" officeooo:paragraph-rsid="003028ae"/>
    </style:style>
    <style:style style:name="P35" style:family="paragraph" style:parent-style-name="Table_20_Contents">
      <style:text-properties officeooo:rsid="004f7ad4" officeooo:paragraph-rsid="004f7ad4"/>
    </style:style>
    <style:style style:name="P36" style:family="paragraph" style:parent-style-name="Table_20_Contents">
      <style:text-properties officeooo:rsid="0050dbbe" officeooo:paragraph-rsid="0050dbbe"/>
    </style:style>
    <style:style style:name="P37" style:family="paragraph" style:parent-style-name="Table_20_Contents">
      <style:text-properties officeooo:paragraph-rsid="002a82a2"/>
    </style:style>
    <style:style style:name="P38" style:family="paragraph" style:parent-style-name="Table_20_Contents">
      <style:text-properties officeooo:rsid="002955d2" officeooo:paragraph-rsid="002a82a2"/>
    </style:style>
    <style:style style:name="T1" style:family="text">
      <style:text-properties officeooo:rsid="000eec83"/>
    </style:style>
    <style:style style:name="T2" style:family="text">
      <style:text-properties officeooo:rsid="000f886b"/>
    </style:style>
    <style:style style:name="T3" style:family="text">
      <style:text-properties officeooo:rsid="0010aee1"/>
    </style:style>
    <style:style style:name="T4" style:family="text">
      <style:text-properties officeooo:rsid="001498af"/>
    </style:style>
    <style:style style:name="T5" style:family="text">
      <style:text-properties officeooo:rsid="00151502"/>
    </style:style>
    <style:style style:name="T6" style:family="text">
      <style:text-properties fo:font-weight="bold" officeooo:rsid="00152d1e" style:font-weight-asian="bold" style:font-weight-complex="bold"/>
    </style:style>
    <style:style style:name="T7" style:family="text">
      <style:text-properties officeooo:rsid="001604d0"/>
    </style:style>
    <style:style style:name="T8" style:family="text">
      <style:text-properties officeooo:rsid="00188102"/>
    </style:style>
    <style:style style:name="T9" style:family="text">
      <style:text-properties officeooo:rsid="001d3fb2"/>
    </style:style>
    <style:style style:name="T10" style:family="text">
      <style:text-properties officeooo:rsid="002292c7"/>
    </style:style>
    <style:style style:name="T11" style:family="text">
      <style:text-properties officeooo:rsid="0026379e"/>
    </style:style>
    <style:style style:name="T12" style:family="text">
      <style:text-properties officeooo:rsid="00268d4a"/>
    </style:style>
    <style:style style:name="T13" style:family="text">
      <style:text-properties officeooo:rsid="00279b75"/>
    </style:style>
    <style:style style:name="T14" style:family="text">
      <style:text-properties officeooo:rsid="002955d2"/>
    </style:style>
    <style:style style:name="T15" style:family="text">
      <style:text-properties officeooo:rsid="002a82a2"/>
    </style:style>
    <style:style style:name="T16" style:family="text">
      <style:text-properties officeooo:rsid="002b4896"/>
    </style:style>
    <style:style style:name="T17" style:family="text">
      <style:text-properties officeooo:rsid="002d143f"/>
    </style:style>
    <style:style style:name="T18" style:family="text">
      <style:text-properties officeooo:rsid="002e9252"/>
    </style:style>
    <style:style style:name="T19" style:family="text">
      <style:text-properties officeooo:rsid="00305583"/>
    </style:style>
    <style:style style:name="T20" style:family="text">
      <style:text-properties officeooo:rsid="00363b63"/>
    </style:style>
    <style:style style:name="T21" style:family="text">
      <style:text-properties officeooo:rsid="003ba35e"/>
    </style:style>
    <style:style style:name="T22" style:family="text">
      <style:text-properties officeooo:rsid="003d9f72"/>
    </style:style>
    <style:style style:name="T23" style:family="text">
      <style:text-properties officeooo:rsid="0041c95a"/>
    </style:style>
    <style:style style:name="T24" style:family="text">
      <style:text-properties officeooo:rsid="004536b7"/>
    </style:style>
    <style:style style:name="T25" style:family="text">
      <style:text-properties officeooo:rsid="0046f413"/>
    </style:style>
    <style:style style:name="T26" style:family="text">
      <style:text-properties officeooo:rsid="0047f5ff"/>
    </style:style>
    <style:style style:name="T27" style:family="text">
      <style:text-properties officeooo:rsid="0050dbbe"/>
    </style:style>
    <style:style style:name="T28" style:family="text">
      <style:text-properties officeooo:rsid="00525c0b"/>
    </style:style>
    <style:style style:name="T29" style:family="text">
      <style:text-properties officeooo:rsid="0056312c"/>
    </style:style>
    <style:style style:name="T3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Source_20_Text">Cahier des Charges </text:span><text:span text:style-name="Source_20_Text"><text:span text:style-name="T1">du système de gestion</text:span></text:span><text:span text:style-name="Source_20_Text"> logistique </text:span><text:span text:style-name="Source_20_Text"><text:span text:style-name="T1">de la société EGF</text:span></text:span></text:p>
      <text:h text:style-name="P31" text:outline-level="1"><text:span text:style-name="Source_20_Text"><text:span text:style-name="T6">CONTEXTE</text:span></text:span></text:h>
      <text:p text:style-name="P3"><text:span text:style-name="Source_20_Text"><text:span text:style-name="T2">Afin de résoudre le problème lier au transport de marchandises, ou d’autres types de colis d’un pays à un autre ou d’une ville à l’autre. Afin de créer une interface de communication entre transporteurs et expéditeurs de colis, de marchandises, d’automobile, etc. Afin d’offrir plus de visibilité aux transporteurs et permettre aux expéditeurs de trouver facilement des transporteurs, la société EGF a initié la mise en place d’un projet de conception d’application web et mobile.</text:span></text:span></text:p>
      <text:p text:style-name="P30"><text:span text:style-name="Source_20_Text">Ces applications doivent être le résultat d’un travail de rationalisation et d’automatisation des procédures </text:span><text:span text:style-name="Source_20_Text"><text:span text:style-name="T3">d’expédition et de transport des colis. Ce travail va offrir une plus grande interactivité entre les différents acteurs du </text:span></text:span><text:span text:style-name="Source_20_Text">système. </text:span><text:span text:style-name="Source_20_Text"><text:span text:style-name="T4">Les expéditeurs de colis vont disposer </text:span></text:span><text:span text:style-name="Source_20_Text">d’un système d’information pour chaque procédure rationnellement définie et automatisée. Le système facilitera notamment le travail collaboratif et à distance, </text:span><text:span text:style-name="Source_20_Text"><text:span text:style-name="T4">la gestion du planning des transporteurs, le suivi de traçabilité des colis expédiés tout au long du trajet, etc.</text:span></text:span></text:p>
      <text:p text:style-name="P3"><text:span text:style-name="Source_20_Text">L</text:span><text:span text:style-name="Source_20_Text"><text:span text:style-name="T7">es </text:span></text:span><text:span text:style-name="Source_20_Text">application</text:span><text:span text:style-name="Source_20_Text"><text:span text:style-name="T7">s</text:span></text:span><text:span text:style-name="Source_20_Text"> attendue</text:span><text:span text:style-name="Source_20_Text"><text:span text:style-name="T7">s</text:span></text:span><text:span text:style-name="Source_20_Text"> ser</text:span><text:span text:style-name="Source_20_Text"><text:span text:style-name="T7">ont</text:span></text:span><text:span text:style-name="Source_20_Text"> collaborative</text:span><text:span text:style-name="Source_20_Text"><text:span text:style-name="T7">s</text:span></text:span><text:span text:style-name="Source_20_Text"> et innovante</text:span><text:span text:style-name="Source_20_Text"><text:span text:style-name="T7">s</text:span></text:span><text:span text:style-name="Source_20_Text"> pour </text:span><text:span text:style-name="Source_20_Text"><text:span text:style-name="T5">satisfaire le besoin des utilisateurs. Elles augmenteront également l’efficacité et </text:span></text:span><text:span text:style-name="Source_20_Text">l'efficience dans le travail et </text:span><text:span text:style-name="Source_20_Text"><text:span text:style-name="T5">offri</text:span></text:span><text:span text:style-name="Source_20_Text">r</text:span><text:span text:style-name="Source_20_Text"><text:span text:style-name="T7">ont</text:span></text:span><text:span text:style-name="Source_20_Text"> surtout </text:span><text:span text:style-name="Source_20_Text"><text:span text:style-name="T5">une grande visibilité aux transporteurs et une grande facilitions de retrouver les transporteurs aux expéditeurs.</text:span></text:span></text:p>
      <text:h text:style-name="Heading_20_1" text:outline-level="1"><text:span text:style-name="Source_20_Text">DESCRIPTION DE LA DEMANDE</text:span></text:h>
      <text:h text:style-name="Heading_20_2" text:outline-level="2"><text:span text:style-name="Source_20_Text">- </text:span><text:span text:style-name="Source_20_Text"><text:span text:style-name="T7">OBJECTIFS</text:span></text:span></text:h>
      <text:p text:style-name="Text_20_body"><text:span text:style-name="Source_20_Text">L’objectif du présent document est de décrire en détail les fonctionnalités et autres exigences techniques auxquelles l</text:span><text:span text:style-name="Source_20_Text"><text:span text:style-name="T7">es </text:span></text:span><text:span text:style-name="Source_20_Text">application</text:span><text:span text:style-name="Source_20_Text"><text:span text:style-name="T7">s</text:span></text:span><text:span text:style-name="Source_20_Text"> devr</text:span><text:span text:style-name="Source_20_Text"><text:span text:style-name="T7">ont</text:span></text:span><text:span text:style-name="Source_20_Text"> répondre.</text:span></text:p>
      <text:h text:style-name="Heading_20_2" text:outline-level="2"><text:span text:style-name="Source_20_Text">- </text:span><text:span text:style-name="Source_20_Text"><text:span text:style-name="T8">RÉSULTATS</text:span></text:span><text:span text:style-name="Source_20_Text"> ATTENDUS</text:span></text:h>
      <text:p text:style-name="Text_20_body"><text:span text:style-name="Source_20_Text">Les résultats attendus peuvent s’énoncer comme suit :</text:span></text:p>
      <text:p text:style-name="Text_20_body"><text:span text:style-name="Source_20_Text"/></text:p>
      <text:list xml:id="list1302741616" text:style-name="L1">
        <text:list-item>
          <text:p text:style-name="P23"><text:soft-page-break/><text:span text:style-name="Source_20_Text">les interfaces et les bases de données sous-jacentes de l'application sont mises en œuvre et sont opérationnelles;</text:span></text:p>
        </text:list-item>
        <text:list-item>
          <text:p text:style-name="P23"><text:span text:style-name="Source_20_Text">les utilisateurs sont formés; </text:span></text:p>
        </text:list-item>
        <text:list-item>
          <text:p text:style-name="P23"><text:span text:style-name="Source_20_Text">tous les documents sur l</text:span><text:span text:style-name="Source_20_Text"><text:span text:style-name="T8">es </text:span></text:span><text:span text:style-name="Source_20_Text">application</text:span><text:span text:style-name="Source_20_Text"><text:span text:style-name="T8">s</text:span></text:span><text:span text:style-name="Source_20_Text"> sont mis à disposition;</text:span></text:p>
        </text:list-item>
      </text:list>
      <text:h text:style-name="Heading_20_2" text:outline-level="2"><text:span text:style-name="Source_20_Text">- DESCRIPTION DE L’ENVIRONNEMENT TECHNIQUE</text:span></text:h>
      <text:p text:style-name="P4"><text:span text:style-name="Source_20_Text">Le système d'information doit prendre en charge </text:span><text:span text:style-name="Source_20_Text"><text:span text:style-name="T9">la gestion intégrale des des points de dépôt/retrait, des transporteurs et leurs transports. Ainsi, ils disposeront d’un espace en ligne pour <text:s/>accéder aux différentes fonctionnalités des applications.</text:span></text:span></text:p>
      <text:h text:style-name="Heading_20_3" text:outline-level="3"><text:span text:style-name="Source_20_Text">Matériel</text:span></text:h>
      <text:list xml:id="list2840318270" text:style-name="L2">
        <text:list-item>
          <text:p text:style-name="P24"><text:span text:style-name="Source_20_Text">Serveurs: </text:span><text:span text:style-name="Source_20_Text"><text:span text:style-name="T10">hébergement web avec </text:span></text:span><text:span text:style-name="Source_20_Text">Base de données, Messagerie, Serveur Web, </text:span></text:p>
        </text:list-item>
        <text:list-item>
          <text:p text:style-name="P24"><text:span text:style-name="Source_20_Text">Des postes de travail pour l’équipe de développement ou d’intégration de la solution à spécifier</text:span></text:p>
        </text:list-item>
      </text:list>
      <text:h text:style-name="Heading_20_3" text:outline-level="3"><text:span text:style-name="Source_20_Text">Logiciels</text:span></text:h>
      <text:list xml:id="list2418813520" text:style-name="L3">
        <text:list-item>
          <text:p text:style-name="P25"><text:span text:style-name="Source_20_Text">Système d’exploitation : </text:span><text:span text:style-name="Source_20_Text"><text:span text:style-name="T11">Pour l’utilisation des applications Windows, Apple OS, Linux, Android, IOS, etc. Pour les serveurs : Linux</text:span></text:span></text:p>
        </text:list-item>
        <text:list-item>
          <text:p text:style-name="P25"><text:span text:style-name="Source_20_Text"><text:span text:style-name="T11"><text:s/>Serveurs : Base de données Mysql, Serveur web Apache.</text:span></text:span></text:p>
        </text:list-item>
      </text:list>
      <text:h text:style-name="Heading_20_2" text:outline-level="2"><text:span text:style-name="Source_20_Text">CARACTERISTIQUES TECHNIQUES</text:span></text:h>
      <text:p text:style-name="Text_20_body"><text:span text:style-name="Source_20_Text">L</text:span><text:span text:style-name="Source_20_Text"><text:span text:style-name="T12">es </text:span></text:span><text:span text:style-name="Source_20_Text">application</text:span><text:span text:style-name="Source_20_Text"><text:span text:style-name="T12">s</text:span></text:span><text:span text:style-name="Source_20_Text"> devr</text:span><text:span text:style-name="Source_20_Text"><text:span text:style-name="T12">ont</text:span></text:span><text:span text:style-name="Source_20_Text"> être:</text:span></text:p>
      <text:list xml:id="list222895893" text:style-name="L4">
        <text:list-item>
          <text:p text:style-name="P26"><text:span text:style-name="Source_20_Text">De type Web : accessible à travers un client léger </text:span><text:span text:style-name="Source_20_Text"><text:span text:style-name="T12">et de type mobile: accessible depuis un smartphone android ou iphone.</text:span></text:span></text:p>
        </text:list-item>
        <text:list-item>
          <text:p text:style-name="P27"><text:span text:style-name="Source_20_Text"><text:span text:style-name="T12"><text:s/>Sécurisée : un accès sécurisé et une meilleure gestion des profils doivent être </text:span></text:span><text:span text:style-name="Source_20_Text">prises en compte;</text:span></text:p>
        </text:list-item>
        <text:list-item>
          <text:p text:style-name="P27"><text:span text:style-name="Source_20_Text">Performante : en termes de temps de réponse;</text:span></text:p>
        </text:list-item>
        <text:list-item>
          <text:p text:style-name="P27"><text:span text:style-name="Source_20_Text">Évolutive : permettre l’ajout de nouveaux modules;</text:span></text:p>
        </text:list-item>
        <text:list-item>
          <text:p text:style-name="P27"><text:span text:style-name="Source_20_Text">Compatible et portable : la solution doit supporter la communication avec tout type de systèmes, tels les Smartphones et les tablettes.</text:span></text:p>
        </text:list-item>
        <text:list-item>
          <text:p text:style-name="P28"><text:span text:style-name="Source_20_Text">La solution à mettre en place doit garantir une haute disponibilité.</text:span></text:p>
          <text:p text:style-name="P28"><text:span text:style-name="Source_20_Text"/></text:p>
        </text:list-item>
      </text:list>
      <text:p text:style-name="P5"><text:span text:style-name="Source_20_Text"><text:page-count>5</text:page-count></text:span></text:p>
      <text:h text:style-name="Heading_20_2" text:outline-level="2"><text:soft-page-break/><text:span text:style-name="Source_20_Text"><text:span text:style-name="T20">CARACTÉRISTIQUES</text:span></text:span><text:span text:style-name="Source_20_Text"> FONCTIONNELLES</text:span></text:h>
      <text:p text:style-name="P6"><text:span text:style-name="Source_20_Text">Le public cible est une communauté </text:span><text:span text:style-name="Source_20_Text"><text:span text:style-name="T13">de transporteurs et d’expéditeurs de colis. Leurs besoins peuvent être résumés comme suit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9">Besoins</text:p>
          </table:table-cell>
          <table:table-cell table:style-name="Tableau1.A1" office:value-type="string">
            <text:p text:style-name="P9">Fonction principale</text:p>
          </table:table-cell>
          <table:table-cell table:style-name="Tableau1.C1" office:value-type="string">
            <text:p text:style-name="P9">Fonction secondaire</text:p>
          </table:table-cell>
        </table:table-row>
        <table:table-row>
          <table:table-cell table:style-name="Tableau1.A2" office:value-type="string">
            <text:p text:style-name="P8">Gestion des transporteurs et transport<text:span text:style-name="T29">eeeer</text:span></text:p>
          </table:table-cell>
          <table:table-cell table:style-name="Tableau1.A2" office:value-type="string">
            <text:p text:style-name="P8">- Inscription/Enregistrement des transporteurs et transport, </text:p>
            <text:p text:style-name="P8">- identification et attribution de numéro unique à chaque transporteur, </text:p>
            <text:p text:style-name="P8">- gestion du statut des transports (En service, En panne, etc.)</text:p>
          </table:table-cell>
          <table:table-cell table:style-name="Tableau1.C2" office:value-type="string">
            <text:p text:style-name="Table_20_Contents"/>
          </table:table-cell>
        </table:table-row>
        <table:table-row>
          <table:table-cell table:style-name="Tableau1.A2" office:value-type="string">
            <text:p text:style-name="P8">Gestion des colis</text:p>
          </table:table-cell>
          <table:table-cell table:style-name="Tableau1.A2" office:value-type="string">
            <text:p text:style-name="P38"/>
          </table:table-cell>
          <table:table-cell table:style-name="Tableau1.C2" office:value-type="string">
            <text:p text:style-name="Table_20_Contents"/>
          </table:table-cell>
        </table:table-row>
        <table:table-row>
          <table:table-cell table:style-name="Tableau1.A2" office:value-type="string">
            <text:p text:style-name="P11">Gestion du planning des transports</text:p>
          </table:table-cell>
          <table:table-cell table:style-name="Tableau1.A2" office:value-type="string">
            <text:p text:style-name="P10">-<text:span text:style-name="T15">Agenda partagé</text:span></text:p>
          </table:table-cell>
          <table:table-cell table:style-name="Tableau1.C2" office:value-type="string">
            <text:p text:style-name="Table_20_Contents"/>
          </table:table-cell>
        </table:table-row>
        <table:table-row>
          <table:table-cell table:style-name="Tableau1.A2" office:value-type="string">
            <text:p text:style-name="P11">Gestions des expéditeurs</text:p>
          </table:table-cell>
          <table:table-cell table:style-name="Tableau1.A2" office:value-type="string">
            <text:p text:style-name="P11">- Inscription ou enregistrement</text:p>
            <text:p text:style-name="P11">- Activation/désactivation</text:p>
          </table:table-cell>
          <table:table-cell table:style-name="Tableau1.C2" office:value-type="string">
            <text:p text:style-name="Table_20_Contents"/>
          </table:table-cell>
        </table:table-row>
        <table:table-row>
          <table:table-cell table:style-name="Tableau1.A2" office:value-type="string">
            <text:p text:style-name="P11">Gestion des expéditions</text:p>
          </table:table-cell>
          <table:table-cell table:style-name="Tableau1.A2" office:value-type="string">
            <text:p text:style-name="P10">- <text:span text:style-name="T14">définition des natures de colis (colis simple, Cargaison, automobile etc.)</text:span></text:p>
            <text:p text:style-name="P38"><text:s/>- définition des types de colis (dangereux ou non)</text:p>
          </table:table-cell>
          <table:table-cell table:style-name="Tableau1.C2" office:value-type="string">
            <text:p text:style-name="Table_20_Contents"/>
          </table:table-cell>
        </table:table-row>
        <table:table-row>
          <table:table-cell table:style-name="Tableau1.A2" office:value-type="string">
            <text:p text:style-name="P13">Gestion des devis</text:p>
          </table:table-cell>
          <table:table-cell table:style-name="Tableau1.A2" office:value-type="string">
            <text:p text:style-name="P13">- définition des types de devis (transport simple, transport avec formalité administratives, etc.)</text:p>
            <text:p text:style-name="P13">- Affichage, modification, suppression des devis générés validés ou non</text:p>
            <text:p text:style-name="P13">- Alerte de rappel pour les devis non validés</text:p>
          </table:table-cell>
          <table:table-cell table:style-name="Tableau1.C2" office:value-type="string">
            <text:p text:style-name="Table_20_Contents"/>
          </table:table-cell>
        </table:table-row>
        <table:table-row>
          <table:table-cell table:style-name="Tableau1.A2" office:value-type="string">
            <text:p text:style-name="P14">Alerte SMS et ou mail</text:p>
          </table:table-cell>
          <table:table-cell table:style-name="Tableau1.A2" office:value-type="string">
            <text:p text:style-name="P13">- <text:span text:style-name="T17">l’inscription, validation de devis, etc.</text:span></text:p>
          </table:table-cell>
          <table:table-cell table:style-name="Tableau1.C2" office:value-type="string">
            <text:p text:style-name="Table_20_Contents"/>
          </table:table-cell>
        </table:table-row>
        <table:table-row>
          <table:table-cell table:style-name="Tableau1.A2" office:value-type="string">
            <text:p text:style-name="P15">Gestion du suivi des colis</text:p>
          </table:table-cell>
          <table:table-cell table:style-name="Tableau1.A2" office:value-type="string">
            <text:p text:style-name="P13">- <text:span text:style-name="T18">renseignement <text:s/>de la position du colis sur le long du trajet avec possibilité de geolocalisation</text:span></text:p>
            <text:p text:style-name="P13">- <text:span text:style-name="T18">fournir un suivi du trajet au client</text:span></text:p>
          </table:table-cell>
          <table:table-cell table:style-name="Tableau1.C2" office:value-type="string">
            <text:p text:style-name="Table_20_Contents"/>
          </table:table-cell>
        </table:table-row>
        <table:table-row>
          <table:table-cell table:style-name="Tableau1.A2" office:value-type="string">
            <text:p text:style-name="P16">Gestion des points de dépôt </text:p>
          </table:table-cell>
          <table:table-cell table:style-name="Tableau1.A2" office:value-type="string">
            <text:p text:style-name="P16">- Enregistrement des points de dépôt <text:span text:style-name="T19">avec un espace dédié de gestion des colis</text:span></text:p>
          </table:table-cell>
          <table:table-cell table:style-name="Tableau1.C2" office:value-type="string">
            <text:p text:style-name="Table_20_Contents"/>
          </table:table-cell>
        </table:table-row>
        <table:table-row>
          <table:table-cell table:style-name="Tableau1.A2" office:value-type="string">
            <text:p text:style-name="P17">Gestion des Utilisateurs</text:p>
          </table:table-cell>
          <table:table-cell table:style-name="Tableau1.A2" office:value-type="string">
            <text:p text:style-name="P16">- <text:span text:style-name="T19">compte et droit d’accès</text:span></text:p>
          </table:table-cell>
          <table:table-cell table:style-name="Tableau1.C2" office:value-type="string">
            <text:p text:style-name="Table_20_Contents"/>
          </table:table-cell>
        </table:table-row>
        <table:table-row>
          <table:table-cell table:style-name="Tableau1.A2" office:value-type="string">
            <text:p text:style-name="P17">Statistiques</text:p>
          </table:table-cell>
          <table:table-cell table:style-name="Tableau1.A2" office:value-type="string">
            <text:p text:style-name="P16">- <text:span text:style-name="T19">les payements, les expéditions, les clients, les transporteurs et les transports</text:span></text:p>
            <text:p text:style-name="P16"><text:soft-page-break/>- <text:span text:style-name="T19">Sollicitation par ville/localité.</text:span></text:p>
            <text:p text:style-name="P16">-<text:span text:style-name="T19">Centre d’appel</text:span></text:p>
            <text:p text:style-name="P16"/>
          </table:table-cell>
          <table:table-cell table:style-name="Tableau1.C2" office:value-type="string">
            <text:p text:style-name="Table_20_Contents"/>
          </table:table-cell>
        </table:table-row>
        <table:table-row>
          <table:table-cell table:style-name="Tableau1.A2" office:value-type="string">
            <text:p text:style-name="P17">Gestion du centre</text:p>
          </table:table-cell>
          <table:table-cell table:style-name="Tableau1.A2" office:value-type="string">
            <text:p text:style-name="P16">- <text:span text:style-name="T19">fournir des renseignements de suivi et de devis aux clients</text:span></text:p>
          </table:table-cell>
          <table:table-cell table:style-name="Tableau1.C2" office:value-type="string">
            <text:p text:style-name="P18"/>
          </table:table-cell>
        </table:table-row>
        <table:table-row>
          <table:table-cell table:style-name="Tableau1.A2" office:value-type="string">
            <text:p text:style-name="P35">Gestion Logistique/Manutention</text:p>
          </table:table-cell>
          <table:table-cell table:style-name="Tableau1.A2" office:value-type="string">
            <text:p text:style-name="P16">- <text:span text:style-name="T27">Demande d’achat ou de location</text:span></text:p>
            <text:p text:style-name="P16">-<text:span text:style-name="T27">Validation de la demande (devis)</text:span></text:p>
            <text:p text:style-name="P16">- <text:span text:style-name="T28">Validation du devis (paiement)</text:span></text:p>
          </table:table-cell>
          <table:table-cell table:style-name="Tableau1.C2" office:value-type="string">
            <text:p text:style-name="P36"/>
          </table:table-cell>
        </table:table-row>
      </table:table>
      <text:p text:style-name="P6"><text:span text:style-name="Source_20_Text"><text:span text:style-name="T13"><text:s/></text:span></text:span></text:p>
      <text:h text:style-name="Heading_20_2" text:outline-level="2"><text:span text:style-name="Source_20_Text">PLANIFICATION (</text:span><text:span text:style-name="Source_20_Text"><text:span text:style-name="T20">DURÉE</text:span></text:span><text:span text:style-name="Source_20_Text">)</text:span></text:h>
      <text:p text:style-name="Text_20_body"><text:span text:style-name="Source_20_Text">La durée du travail sera de </text:span><text:span text:style-name="Source_20_Text"><text:span text:style-name="T23">8 </text:span></text:span><text:span text:style-name="Source_20_Text">mois à partir de la date de validation du cahier des charges.</text:span></text:p>
      <text:p text:style-name="Text_20_body"><text:span text:style-name="Source_20_Text">Le plan de travail ci-dessous est soumis à titre indicatif et pourrait être ajusté au cours de l’exécution.</text:span></text:p>
      <table:table table:name="Tableau2" table:style-name="Tableau2">
        <table:table-column table:style-name="Tableau2.A" table:number-columns-repeated="3"/>
        <table:table-row>
          <table:table-cell table:style-name="Tableau2.A1" office:value-type="string">
            <text:p text:style-name="P19">Phase</text:p>
          </table:table-cell>
          <table:table-cell table:style-name="Tableau2.A1" office:value-type="string">
            <text:p text:style-name="P19">Livrable </text:p>
          </table:table-cell>
          <table:table-cell table:style-name="Tableau2.C1" office:value-type="string">
            <text:p text:style-name="P19">Echéance</text:p>
          </table:table-cell>
        </table:table-row>
        <table:table-row>
          <table:table-cell table:style-name="Tableau2.A2" office:value-type="string">
            <text:p text:style-name="P19">1. Lancement des travaux</text:p>
          </table:table-cell>
          <table:table-cell table:style-name="Tableau2.A2" office:value-type="string">
            <text:p text:style-name="P19">- Cahier des charges validé</text:p>
            <text:p text:style-name="P19">- document de conception validé</text:p>
            <text:p text:style-name="P19"/>
          </table:table-cell>
          <table:table-cell table:style-name="Tableau2.C2" office:value-type="string">
            <text:p text:style-name="P19">30-08-2020</text:p>
          </table:table-cell>
        </table:table-row>
        <table:table-row>
          <table:table-cell table:style-name="Tableau2.A2" office:value-type="string">
            <text:p text:style-name="P19">2. Développement de la plateforme web </text:p>
          </table:table-cell>
          <table:table-cell table:style-name="Tableau2.A2" office:value-type="string">
            <text:p text:style-name="P19">Le produit logiciel</text:p>
          </table:table-cell>
          <table:table-cell table:style-name="Tableau2.C2" office:value-type="string">
            <text:p text:style-name="P19">30-10-2020</text:p>
          </table:table-cell>
        </table:table-row>
        <table:table-row>
          <table:table-cell table:style-name="Tableau2.A2" office:value-type="string">
            <text:p text:style-name="P19">3. Test et contrôle de qualité des</text:p>
            <text:p text:style-name="P19">fonctionnalités</text:p>
          </table:table-cell>
          <table:table-cell table:style-name="Tableau2.A2" office:value-type="string">
            <text:p text:style-name="P19">Le produit logiciel testé</text:p>
          </table:table-cell>
          <table:table-cell table:style-name="Tableau2.C2" office:value-type="string">
            <text:p text:style-name="P19">15-11-2020</text:p>
          </table:table-cell>
        </table:table-row>
        <table:table-row>
          <table:table-cell table:style-name="Tableau2.A2" office:value-type="string">
            <text:p text:style-name="P19">4. Test et validation de la </text:p>
            <text:p text:style-name="P19">solution</text:p>
          </table:table-cell>
          <table:table-cell table:style-name="Tableau2.A2" office:value-type="string">
            <text:p text:style-name="P19">Rapport de test</text:p>
          </table:table-cell>
          <table:table-cell table:style-name="Tableau2.C2" office:value-type="string">
            <text:p text:style-name="P19">30-11-2020</text:p>
          </table:table-cell>
        </table:table-row>
        <table:table-row>
          <table:table-cell table:style-name="Tableau2.A2" office:value-type="string">
            <text:p text:style-name="P21">5. <text:span text:style-name="T21">Développement de la plateforme </text:span>mobile<text:span text:style-name="T21"> </text:span></text:p>
          </table:table-cell>
          <table:table-cell table:style-name="Tableau2.A2" office:value-type="string">
            <text:p text:style-name="P20">Le produit logiciel</text:p>
          </table:table-cell>
          <table:table-cell table:style-name="Tableau2.C2" office:value-type="string">
            <text:p text:style-name="P21">30-01-2021</text:p>
          </table:table-cell>
        </table:table-row>
        <table:table-row>
          <table:table-cell table:style-name="Tableau2.A2" office:value-type="string">
            <text:p text:style-name="P1"><text:span text:style-name="T22">6. </text:span>Test et contrôle de qualité des</text:p>
            <text:p text:style-name="P20">fonctionnalités</text:p>
          </table:table-cell>
          <table:table-cell table:style-name="Tableau2.A2" office:value-type="string">
            <text:p text:style-name="P20">Le produit logiciel testé</text:p>
          </table:table-cell>
          <table:table-cell table:style-name="Tableau2.C2" office:value-type="string">
            <text:p text:style-name="P21">15-02-2021</text:p>
          </table:table-cell>
        </table:table-row>
        <table:table-row>
          <table:table-cell table:style-name="Tableau2.A2" office:value-type="string">
            <text:p text:style-name="P1"><text:span text:style-name="T22">7. </text:span>Test et validation de la </text:p>
            <text:p text:style-name="P20">solution</text:p>
          </table:table-cell>
          <table:table-cell table:style-name="Tableau2.A2" office:value-type="string">
            <text:p text:style-name="P20">Rapport de test</text:p>
          </table:table-cell>
          <table:table-cell table:style-name="Tableau2.C2" office:value-type="string">
            <text:p text:style-name="P21">28-02-2021</text:p>
          </table:table-cell>
        </table:table-row>
        <table:table-row>
          <table:table-cell table:style-name="Tableau2.A2" office:value-type="string">
            <text:p text:style-name="P2">8. Élaboration et validation d’un manuel de l'utilisateur</text:p>
          </table:table-cell>
          <table:table-cell table:style-name="Tableau2.A2" office:value-type="string">
            <text:p text:style-name="P2">Manuel de l’utilisateur</text:p>
          </table:table-cell>
          <table:table-cell table:style-name="Tableau2.C2" office:value-type="string">
            <text:p text:style-name="P21">30-3-2021</text:p>
          </table:table-cell>
        </table:table-row>
      </table:table>
      <text:p text:style-name="Text_20_body"><text:span text:style-name="Source_20_Text"/></text:p>
      <text:h text:style-name="Heading_20_2" text:outline-level="2"><text:span text:style-name="Source_20_Text">ENGAGEMENT</text:span></text:h>
      <text:p text:style-name="Text_20_body"><text:span text:style-name="Source_20_Text">L’équipe de développement garantit la conformité de sa solution aux caractéristiques techniques décrites (dans le cahier des charges), son installation convenable et le bon état de </text:span><text:soft-page-break/><text:span text:style-name="Source_20_Text">fonctionnement de tous les modules, contre tous les défauts ou vices de conception et de développement.</text:span></text:p>
      <text:p text:style-name="Text_20_body"><text:span text:style-name="Source_20_Text">L’équipe de développement exécutera toutes les mises au point, tous les remplacements de fonctionnalités nécessaires au maintien en bon état de fonctionnement du système.</text:span></text:p>
      <text:h text:style-name="Heading_20_2" text:outline-level="2"><text:span text:style-name="Source_20_Text">PROPRIETE INTELLECTUELLE</text:span></text:h>
      <text:p text:style-name="Text_20_body"><text:span text:style-name="Source_20_Text">La propriété et les codes sources produits lors du projet reviennent à la </text:span><text:span text:style-name="Source_20_Text"><text:span text:style-name="T24">société EGF.</text:span></text:span></text:p>
      <text:h text:style-name="Heading_20_2" text:outline-level="2"><text:span text:style-name="Source_20_Text">DELAI D’EXECUTION</text:span></text:h>
      <text:p text:style-name="Text_20_body"><text:span text:style-name="Source_20_Text">La durée du projet sera de 8 mois à partir de la date de validation du CDC.</text:span></text:p>
      <text:h text:style-name="Heading_20_2" text:outline-level="2"><text:span text:style-name="Source_20_Text">LANGUE</text:span></text:h>
      <text:p text:style-name="Text_20_body"><text:span text:style-name="Source_20_Text">Tous les livrables ainsi que les interfaces de la solution seront en français. Il en est de même pour la formation.</text:span></text:p>
      <text:h text:style-name="P32" text:outline-level="2"><text:span text:style-name="Source_20_Text">REMUNERATION</text:span></text:h>
      <text:h text:style-name="P33" text:outline-level="3"><text:span text:style-name="Source_20_Text"><text:span text:style-name="T26">Montant : </text:span></text:span></text:h>
      <text:h text:style-name="Heading_20_3" text:outline-level="3"><text:span text:style-name="Source_20_Text">Mode de paiement:</text:span></text:h>
      <text:list xml:id="list655255516" text:style-name="L5">
        <text:list-item>
          <text:p text:style-name="P29"><text:span text:style-name="Source_20_Text"><text:span text:style-name="T25">50% au lancement des travaux</text:span></text:span></text:p>
        </text:list-item>
        <text:list-item>
          <text:p text:style-name="P29"><text:span text:style-name="Source_20_Text"><text:span text:style-name="T25">50% à l’issu de la phase 8.</text:span></text:span></text:p>
        </text:list-item>
      </text:list>
      <text:p text:style-name="P7"><text:span text:style-name="Source_20_Text"><text:s text:c="2"/></text:span></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6:35:38.214584216</meta:creation-date>
    <meta:editing-duration>PT6H47M38S</meta:editing-duration>
    <meta:editing-cycles>27</meta:editing-cycles>
    <meta:generator>LibreOffice/6.0.7.3$Linux_X86_64 LibreOffice_project/00m0$Build-3</meta:generator>
    <dc:date>2020-08-24T19:37:19.555758930</dc:date>
    <meta:document-statistic meta:table-count="2" meta:image-count="0" meta:object-count="0" meta:page-count="5" meta:paragraph-count="123" meta:word-count="1010" meta:character-count="6574" meta:non-whitespace-character-count="5681"/>
  </office:meta>
</office:document-meta>
</file>